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3.31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3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666666"/>
    </style:style>
    <style:style style:name="ce10" style:family="table-cell" style:parent-style-name="Default">
      <style:table-cell-properties style:rotation-angle="54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style:rotation-angle="0"/>
    </style:style>
    <style:style style:name="ce18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1" table:number-columns-repeated="5" table:default-cell-style-name="Default"/>
        <table:table-column table:style-name="co2" table:number-columns-repeated="1018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 calcext:value-type="string">
            <text:p>Outcomes for a Given Us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Default" office:value-type="string" calcext:value-type="string">
            <text:p>0 is false, 1 is true, - means either state will lead to the action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10" office:value-type="string" calcext:value-type="string">
            <text:p>Possible states</text:p>
          </table:table-cell>
          <table:table-cell table:style-name="ce15" office:value-type="string" calcext:value-type="string">
            <text:p>Action to be taken</text:p>
          </table:table-cell>
          <table:table-cell table:style-name="ce17" table:number-columns-repeated="1017"/>
        </table:table-row>
        <table:table-row table:style-name="ro4"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 table:number-columns-repeated="1017"/>
        </table:table-row>
        <table:table-row table:style-name="ro5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6" table:number-columns-repeated="101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 table:number-columns-repeated="1017"/>
        </table:table-row>
        <table:table-row table:style-name="ro5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6" table:number-columns-repeated="101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6" table:number-columns-repeated="1017"/>
        </table:table-row>
        <table:table-row table:style-name="ro4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style-name="ce5"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TOTAL STATES=</text:p>
          </table:table-cell>
          <table:table-cell table:number-columns-repeated="2"/>
          <table:table-cell table:style-name="ce14" table:formula="of:=SUM([.F6:.F12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 calcext:value-type="string">
            <text:p>Known Failure Modes</text:p>
          </table:table-cell>
          <table:table-cell table:style-name="ce8" table:number-columns-repeated="1023"/>
        </table:table-row>
        <table:table-row table:style-name="ro1">
          <table:table-cell office:value-type="string" calcext:value-type="string">
            <text:p>Users can’t be migrated if their group ID does not already exist at the destination. They will be categorized as “failed migrations”.</text:p>
          </table:table-cell>
          <table:table-cell table:style-name="ce8" table:number-columns-repeated="1023"/>
        </table:table-row>
        <table:table-row table:style-name="ro1" table:number-rows-repeated="2">
          <table:table-cell/>
          <table:table-cell table:style-name="ce8" table:number-columns-repeated="1023"/>
        </table:table-row>
        <table:table-row table:style-name="ro1">
          <table:table-cell/>
          <table:table-cell table:style-name="ce8" table:number-columns-repeated="1023"/>
        </table:table-row>
      </table:table>
      <table:table table:name="Sheet2" table:style-name="ta1">
        <table:table-column table:style-name="co2" table:number-columns-repeated="5" table:default-cell-style-name="Default"/>
        <table:table-column table:style-name="co2" table:default-cell-style-name="ce19"/>
        <table:table-column table:style-name="co2" table:number-columns-repeated="1018" table:default-cell-style-name="Default"/>
        <table:table-row table:style-name="ro6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18" office:value-type="string" calcext:value-type="string">
            <text:p>Possible states</text:p>
          </table:table-cell>
          <table:table-cell table:style-name="ce15" office:value-type="string" calcext:value-type="string">
            <text:p>Action to be taken</text:p>
          </table:table-cell>
          <table:table-cell table:style-name="ce17"/>
          <table:table-cell table:number-columns-repeated="1016"/>
        </table:table-row>
        <table:table-row table:style-name="ro4"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/>
          <table:table-cell table:number-columns-repeated="1016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6"/>
          <table:table-cell table:number-columns-repeated="1016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/>
          <table:table-cell table:number-columns-repeated="1016"/>
        </table:table-row>
        <table:table-row table:style-name="ro4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6"/>
          <table:table-cell table:number-columns-repeated="1016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6"/>
          <table:table-cell table:number-columns-repeated="1016"/>
        </table:table-row>
        <table:table-row table:style-name="ro4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Delete-unlisted-users</text:p>
          </table:table-cell>
          <table:table-cell table:number-columns-repeated="1019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action because user doesn't exist.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action because user isn't listed.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action because user exists at both ends, passwords match and delete-unlisted flag is false.</text:p>
          </table:table-cell>
          <table:table-cell table:number-columns-repeated="1017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action because user is listed, exists at both ends and passwords match (presumably the bulk of users)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16" office:value-type="string" calcext:value-type="string">
            <text:p>User gets deleted because they don't exist at the source.</text:p>
          </table:table-cell>
          <table:table-cell table:style-name="ce16"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string" calcext:value-type="string">
            <text:p>User gets deleted because they are unlisted and --delete-unlisted is true.</text:p>
          </table:table-cell>
          <table:table-cell table:style-name="ce16"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password gets updated because it has changed and --delete-unlisted is false.</text:p>
          </table:table-cell>
          <table:table-cell table:number-columns-repeated="1017"/>
        </table:table-row>
        <table:table-row table:style-name="ro1"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password gets updated because it has changed and they are listed.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string" calcext:value-type="string">
            <text:p>User is categorized as “missing” because they are listed but don't exist at either end. This does not halt the program.</text:p>
          </table:table-cell>
          <table:table-cell table:style-name="ce16" table:number-columns-repeated="1017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gets migrated.</text:p>
          </table:table-cell>
          <table:table-cell table:number-columns-repeated="1017"/>
        </table:table-row>
        <table:table-row table:style-name="ro1">
          <table:table-cell table:style-name="ce5" table:number-columns-repeated="5"/>
          <table:table-cell table:formula="of:=SUM([.F11:.F20])" office:value-type="float" office:value="32" calcext:value-type="float">
            <text:p>32</text:p>
          </table:table-cell>
          <table:table-cell table:number-columns-repeated="1018"/>
        </table:table-row>
        <table:table-row table:style-name="ro1" table:number-rows-repeated="24">
          <table:table-cell table:style-name="ce5" table:number-columns-repeated="5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-00-00</text:date>, <text:time style:data-style-name="N2" text:time-value="18:36:09.036495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4.2.8.2$Linux_X86_64 LibreOffice_project/420m0$Build-2</meta:generator>
    <dc:date>2016-09-29T20:56:43.725304651</dc:date>
    <meta:editing-duration>PT4H14M23S</meta:editing-duration>
    <meta:editing-cycles>10</meta:editing-cycles>
    <meta:document-statistic meta:table-count="2" meta:cell-count="194" meta:object-count="0"/>
  </office:meta>
</office:document-meta>
</file>